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color="#FF0000"/>
    </style:style>
    <style:style style:name="P2" style:parent-style-name="Paragraphedeliste" style:list-style-name="LFO1" style:family="paragraph"/>
    <style:style style:name="P3" style:parent-style-name="Paragraphedeliste" style:list-style-name="LFO1" style:family="paragraph"/>
    <style:style style:name="P4" style:parent-style-name="Paragraphedeliste" style:list-style-name="LFO1" style:family="paragraph"/>
  </office:automatic-styles>
  <office:body>
    <office:text text:use-soft-page-breaks="true">
      <text:p text:style-name="P1">!!!!!!<text:s/>Mettre tous les termes en anglais !!!!<text:s/></text:p>
      <text:p text:style-name="Normal"/>
      <text:p text:style-name="Normal">----Détails à ne pas oublier ----<text:s/></text:p>
      <text:p text:style-name="Normal"/>
      <text:p text:style-name="Normal">Un chef de projet ne doit pas recruter un autre employée qui est déjà chef de projet.<text:s/></text:p>
      <text:p text:style-name="Normal">En revanche, un développeur peut être affecté à plusieurs projets.</text:p>
      <text:p text:style-name="Normal"/>
      <text:p text:style-name="Normal">Enum compétences : (Débutant, intermédiaire, expert)</text:p>
      <text:p text:style-name="Normal"/>
      <text:p text:style-name="Normal">Définition des rôles :<text:s/></text:p>
      <text:list text:style-name="LFO1" text:continue-numbering="true">
        <text:list-item>
          <text:p text:style-name="P2">Directeur : Super User, détient tous les droits sur l’application. Gère le back-office (ajout, modification, suppression).</text:p>
        </text:list-item>
      </text:list>
      <text:p text:style-name="Paragraphedeliste">Détails : <text:s/>création / modification / suppression de projets, d’employés, de tâches, des compétences des employés et des rôles. <text:s/></text:p>
      <text:list text:style-name="LFO1" text:continue-numbering="true">
        <text:list-item>
          <text:p text:style-name="P3">(Chef de projet) : Affecte les tâches aux employés. Peut les créer, les modifier et les supprimer. Ne peut que visualiser les compétences des employés.</text:p>
        </text:list-item>
        <text:list-item>
          <text:p text:style-name="P4">(Développeur) : Visualise les taches qu’il doit réaliser. Accès à ses informations (modifications de ses compétences).<text:s/></text:p>
        </text:list-item>
      </text:list>
      <text:p text:style-name="Normal"/>
      <text:p text:style-name="Normal">Définition des contrôleurs :<text:s/></text:p>
      <text:p text:style-name="Normal">EmployeController<text:s/>(getAllEmploye, create(employe)/update(employe)/deleteEmployee(idEmploye), getEmployeById(idEmploye), addCompetence, updateCompetence</text:p>
      <text:p text:style-name="Normal">TacheController<text:s/>(getAllTacheActive, createTache(tache), updateTache(tache), deleteTache(idTache), finishedTache(idTache))</text:p>
      <text:p text:style-name="Normal">Si fini : (getTacheByEmployeeId(idEmploye)).</text:p>
      <text:p text:style-name="Normal">ProjetController<text:s/>(getAllProjets, getProjetById(idProjet), create(projet)/update(projet)/deleteProjet(idProjet), addEmployeToProjet(liste d’employe), deleteEmployeToProjet, upateChefDeProjetToProjet)</text:p>
      <text:p text:style-name="Normal">CompetenceController<text:s/>(getAllCompetencesNotInEmploye(idEmploye)) <text:s/><text:s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Florent DHONT</meta:initial-creator>
    <dc:creator>Florent DHONT</dc:creator>
    <meta:creation-date>2021-10-18T14:02:00Z</meta:creation-date>
    <dc:date>2021-10-18T14:40:00Z</dc:date>
    <meta:template xlink:href="Normal.dotm" xlink:type="simple"/>
    <meta:editing-cycles>2</meta:editing-cycles>
    <meta:editing-duration>PT2280S</meta:editing-duration>
    <meta:document-statistic meta:page-count="1" meta:paragraph-count="2" meta:word-count="224" meta:character-count="1456" meta:row-count="10" meta:non-whitespace-character-count="1234"/>
  </office:meta>
</office:document-meta>
</file>